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b39" officeooo:paragraph-rsid="001a6b3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a6b39" officeooo:paragraph-rsid="001a6b3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2c7cb3" officeooo:paragraph-rsid="002c7cb3" style:font-style-asian="italic" style:font-style-complex="italic"/>
    </style:style>
    <style:style style:name="P4" style:family="paragraph" style:parent-style-name="Standard">
      <style:text-properties fo:font-style="italic" officeooo:rsid="001a6b39" officeooo:paragraph-rsid="001a6b39" style:font-style-asian="italic" style:font-style-complex="italic"/>
    </style:style>
    <style:style style:name="P5" style:family="paragraph" style:parent-style-name="Standard">
      <style:text-properties fo:font-style="italic" officeooo:rsid="001a6b39" officeooo:paragraph-rsid="00253cc8" style:font-style-asian="italic" style:font-style-complex="italic"/>
    </style:style>
    <style:style style:name="P6" style:family="paragraph" style:parent-style-name="Standard">
      <style:text-properties fo:font-style="italic" officeooo:rsid="001a6b39" officeooo:paragraph-rsid="00273078" style:font-style-asian="italic" style:font-style-complex="italic"/>
    </style:style>
    <style:style style:name="P7" style:family="paragraph" style:parent-style-name="Standard">
      <style:text-properties fo:font-style="italic" officeooo:rsid="0020799a" officeooo:paragraph-rsid="0020799a" style:font-style-asian="italic" style:font-style-complex="italic"/>
    </style:style>
    <style:style style:name="P8" style:family="paragraph" style:parent-style-name="Standard">
      <style:text-properties fo:font-style="italic" officeooo:rsid="00253cc8" officeooo:paragraph-rsid="00253cc8" style:font-style-asian="italic" style:font-style-complex="italic"/>
    </style:style>
    <style:style style:name="P9" style:family="paragraph" style:parent-style-name="Standard">
      <style:text-properties fo:font-style="italic" officeooo:rsid="00253cc8" officeooo:paragraph-rsid="00273078" style:font-style-asian="italic" style:font-style-complex="italic"/>
    </style:style>
    <style:style style:name="P10" style:family="paragraph" style:parent-style-name="Standard">
      <style:text-properties fo:font-style="italic" officeooo:rsid="00253cc8" officeooo:paragraph-rsid="00278a6e" style:font-style-asian="italic" style:font-style-complex="italic"/>
    </style:style>
    <style:style style:name="P11" style:family="paragraph" style:parent-style-name="Standard">
      <style:text-properties fo:font-style="italic" officeooo:rsid="002ad574" officeooo:paragraph-rsid="0032f344" style:font-style-asian="italic" style:font-style-complex="italic"/>
    </style:style>
    <style:style style:name="P12" style:family="paragraph" style:parent-style-name="Standard">
      <style:text-properties fo:font-style="italic" officeooo:rsid="00309f55" officeooo:paragraph-rsid="00309f55" style:font-style-asian="italic" style:font-style-complex="italic"/>
    </style:style>
    <style:style style:name="P13" style:family="paragraph" style:parent-style-name="Standard">
      <style:text-properties fo:font-style="italic" officeooo:rsid="00309f55" officeooo:paragraph-rsid="001a6b39" style:font-style-asian="italic" style:font-style-complex="italic"/>
    </style:style>
    <style:style style:name="P14" style:family="paragraph" style:parent-style-name="Standard">
      <style:text-properties fo:font-style="italic" officeooo:rsid="00309f55" officeooo:paragraph-rsid="0032f344" style:font-style-asian="italic" style:font-style-complex="italic"/>
    </style:style>
    <style:style style:name="P15" style:family="paragraph" style:parent-style-name="Standard">
      <style:text-properties fo:font-style="italic" officeooo:rsid="00309f55" officeooo:paragraph-rsid="003671b3" style:font-style-asian="italic" style:font-style-complex="italic"/>
    </style:style>
    <style:style style:name="P16" style:family="paragraph" style:parent-style-name="Standard">
      <style:text-properties fo:font-style="italic" officeooo:rsid="003cbee7" officeooo:paragraph-rsid="00454710" style:font-style-asian="italic" style:font-style-complex="italic"/>
    </style:style>
    <style:style style:name="P17" style:family="paragraph" style:parent-style-name="Standard">
      <style:text-properties fo:font-style="italic" officeooo:rsid="00454710" officeooo:paragraph-rsid="00454710" style:font-style-asian="italic" style:font-style-complex="italic"/>
    </style:style>
    <style:style style:name="P18" style:family="paragraph" style:parent-style-name="Standard">
      <style:text-properties fo:font-style="italic" style:text-underline-style="none" officeooo:rsid="00309f55" officeooo:paragraph-rsid="0032f344" style:font-style-asian="italic" style:font-style-complex="italic"/>
    </style:style>
    <style:style style:name="P19" style:family="paragraph" style:parent-style-name="Standard">
      <style:text-properties fo:font-style="italic" style:text-underline-style="none" officeooo:rsid="003eff9d" officeooo:paragraph-rsid="003eff9d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3eff9d" officeooo:paragraph-rsid="00450025" style:font-style-asian="italic" style:font-style-complex="italic"/>
    </style:style>
    <style:style style:name="P21" style:family="paragraph" style:parent-style-name="Standard">
      <style:text-properties fo:font-style="normal" style:text-underline-style="none" officeooo:rsid="002d164c" officeooo:paragraph-rsid="002d164c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2d164c" officeooo:paragraph-rsid="003510c3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2d164c" officeooo:paragraph-rsid="003671b3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d164c" officeooo:paragraph-rsid="003cbee7" style:font-style-asian="normal" style:font-style-complex="normal"/>
    </style:style>
    <style:style style:name="P25" style:family="paragraph" style:parent-style-name="Standard">
      <style:paragraph-properties fo:break-before="page"/>
      <style:text-properties fo:font-style="italic" style:text-underline-style="none" officeooo:rsid="003eff9d" officeooo:paragraph-rsid="003eff9d" style:font-style-asian="italic" style:font-style-complex="italic"/>
    </style:style>
    <style:style style:name="P26" style:family="paragraph" style:parent-style-name="Standard">
      <style:paragraph-properties fo:break-before="page"/>
      <style:text-properties fo:font-style="italic" officeooo:rsid="002ad574" officeooo:paragraph-rsid="0032f344" style:font-style-asian="italic" style:font-style-complex="italic"/>
    </style:style>
    <style:style style:name="T1" style:family="text">
      <style:text-properties officeooo:rsid="001a6b39"/>
    </style:style>
    <style:style style:name="T2" style:family="text">
      <style:text-properties officeooo:rsid="002079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3cc8" style:font-style-asian="italic" style:font-style-complex="italic"/>
    </style:style>
    <style:style style:name="T5" style:family="text">
      <style:text-properties fo:font-style="italic" officeooo:rsid="0032f344" style:font-style-asian="italic" style:font-style-complex="italic"/>
    </style:style>
    <style:style style:name="T6" style:family="text">
      <style:text-properties fo:font-style="italic" officeooo:rsid="003510c3" style:font-style-asian="italic" style:font-style-complex="italic"/>
    </style:style>
    <style:style style:name="T7" style:family="text">
      <style:text-properties fo:font-style="italic" officeooo:rsid="003671b3" style:font-style-asian="italic" style:font-style-complex="italic"/>
    </style:style>
    <style:style style:name="T8" style:family="text">
      <style:text-properties fo:font-style="italic" officeooo:rsid="003cbee7" style:font-style-asian="italic" style:font-style-complex="italic"/>
    </style:style>
    <style:style style:name="T9" style:family="text">
      <style:text-properties fo:font-style="italic" officeooo:rsid="003d1171" style:font-style-asian="italic" style:font-style-complex="italic"/>
    </style:style>
    <style:style style:name="T10" style:family="text">
      <style:text-properties fo:font-style="italic" officeooo:rsid="003eb387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510c3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3510c3" style:font-style-asian="italic" style:font-weight-asian="bold" style:font-style-complex="italic" style:font-weight-complex="bold"/>
    </style:style>
    <style:style style:name="T15" style:family="text">
      <style:text-properties officeooo:rsid="00246331"/>
    </style:style>
    <style:style style:name="T16" style:family="text">
      <style:text-properties officeooo:rsid="00253cc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73078" style:font-style-asian="normal" style:font-style-complex="normal"/>
    </style:style>
    <style:style style:name="T19" style:family="text">
      <style:text-properties officeooo:rsid="0027307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510c3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34a75" style:font-weight-asian="bold" style:font-weight-complex="bold"/>
    </style:style>
    <style:style style:name="T24" style:family="text">
      <style:text-properties officeooo:rsid="002d164c"/>
    </style:style>
    <style:style style:name="T25" style:family="text">
      <style:text-properties officeooo:rsid="002f1290"/>
    </style:style>
    <style:style style:name="T26" style:family="text">
      <style:text-properties officeooo:rsid="0032f344"/>
    </style:style>
    <style:style style:name="T27" style:family="text">
      <style:text-properties officeooo:rsid="003510c3"/>
    </style:style>
    <style:style style:name="T28" style:family="text">
      <style:text-properties officeooo:rsid="003671b3"/>
    </style:style>
    <style:style style:name="T29" style:family="text">
      <style:text-properties officeooo:rsid="003cbee7"/>
    </style:style>
    <style:style style:name="T30" style:family="text">
      <style:text-properties officeooo:rsid="003eff9d"/>
    </style:style>
    <style:style style:name="T31" style:family="text">
      <style:text-properties officeooo:rsid="0040a17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510c3" style:font-weight-asian="bold" style:font-weight-complex="bold"/>
    </style:style>
    <style:style style:name="T34" style:family="text">
      <style:text-properties officeooo:rsid="00450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ilure Mode and Effect Analysis (FMEA) <text:span text:style-name="T15">for foraging swarm</text:span></text:p>
      <text:p text:style-name="P1"/>
      <text:p text:style-name="P4">Robot controller</text:p>
      <text:p text:style-name="P4"/>
      <text:p text:style-name="P4"/>
      <text:p text:style-name="P9"><text:span text:style-name="T20">EXPLORE</text:span><text:tab/><text:span text:style-name="T19">(</text:span><text:span text:style-name="T17"> </text:span>“un-beaconed” resource <text:span text:style-name="T19">found</text:span><text:span text:style-name="T17">)</text:span><text:span text:style-name="T19"> </text:span>→<text:span text:style-name="T19"> <text:s text:c="2"/>BEACON</text:span></text:p>
      <text:p text:style-name="P4"><text:s text:c="7"/><text:span text:style-name="T16">|</text:span><text:tab/></text:p>
      <text:p text:style-name="P6"><text:s text:c="7"/><text:span text:style-name="T18">|</text:span><text:tab/><text:span text:style-name="T19">(beaconed resource found)</text:span></text:p>
      <text:p text:style-name="P6"><text:s text:c="6"/><text:span text:style-name="T18">V</text:span><text:tab/></text:p>
      <text:p text:style-name="P10">COLLECT_RESOURCE → <text:s text:c="3"/>RETURN_NEST <text:s text:c="2"/>→ <text:s text:c="2"/>REST → <text:s/><text:span text:style-name="T20">EXPLORE</text:span></text:p>
      <text:p text:style-name="P5"><text:span text:style-name="T16"><text:s text:c="7"/></text:span><text:tab/></text:p>
      <text:p text:style-name="P8"/>
      <text:p text:style-name="P4"/>
      <text:p text:style-name="P4"/>
      <text:p text:style-name="P4"/>
      <text:p text:style-name="P4">Hazards investigated: </text:p>
      <text:p text:style-name="P13"/>
      <text:p text:style-name="P12">H1: Avoidance sensor failure</text:p>
      <text:p text:style-name="P12">H2:<text:span text:style-name="T28">Resource</text:span>-<text:span text:style-name="T27">location</text:span> sensor failure <text:span text:style-name="T26">(a. long-range, and b. short-range)</text:span></text:p>
      <text:p text:style-name="P15">H3: Nest<text:span text:style-name="T26">-location</text:span> sensor failure <text:span text:style-name="T26">(a. long-range, and b. short-range)</text:span></text:p>
      <text:p text:style-name="P12">H<text:span text:style-name="T30">4</text:span>: Beacon (emitter) failure</text:p>
      <text:p text:style-name="P12">H<text:span text:style-name="T30">5</text:span>: Motor failure</text:p>
      <text:p text:style-name="P12">H<text:span text:style-name="T30">6</text:span>: Complete robot failure.</text:p>
      <text:p text:style-name="P4"/>
      <text:p text:style-name="P4"/>
      <text:p text:style-name="P4">Effects considered:</text:p>
      <text:p text:style-name="P4"/>
      <text:p text:style-name="P4">e<text:span text:style-name="T2">1</text:span>: reduction in the number of <text:span text:style-name="T30"><text:s/></text:span>robots <text:span text:style-name="T31">that can perform foraging</text:span></text:p>
      <text:p text:style-name="P16">e2: <text:span text:style-name="T1">reduction in the number of </text:span>robots <text:span text:style-name="T31">that can perform <text:s/>foraging at full efficiency</text:span></text:p>
      <text:p text:style-name="P16"><text:span text:style-name="T31"><text:s text:c="6"/>e1 is more serious than e2. <text:s text:c="2"/></text:span></text:p>
      <text:p text:style-name="P17"/>
      <text:p text:style-name="P7"><text:span text:style-name="T29">E</text:span>: drop in rate of <text:span text:style-name="T1">foraged </text:span>resources <text:span text:style-name="T1">exceeding 50% (of foraging rate for fully-functioning swarm).</text:span></text:p>
      <text:p text:style-name="P4"/>
      <text:p text:style-name="P4"/>
      <text:p text:style-name="P3">FMEA</text:p>
      <text:p text:style-name="P3"/>
      <text:p text:style-name="P21"><text:span text:style-name="T3">H1</text:span>: Collide into walls and other robots. Other robots may be able to disperse away (not beacon, but such collision will be rare). Effect of hazard will be a reduction in the number of foraging robots (e1).</text:p>
      <text:p text:style-name="P21"/>
      <text:p text:style-name="P22"><text:span text:style-name="T3">H2</text:span><text:span text:style-name="T5">a</text:span><text:span text:style-name="T3">: </text:span><text:span text:style-name="T6">Damaged robot may take longer to find resources. Small drop in the number of resources collected (e</text:span><text:span text:style-name="T9">2</text:span><text:span text:style-name="T6">)</text:span></text:p>
      <text:p text:style-name="P22"><text:span text:style-name="T3">H2</text:span><text:span text:style-name="T6">b</text:span><text:span text:style-name="T3">: </text:span><text:span text:style-name="T14">The robot misidentifies the</text:span><text:span text:style-name="T13"> </text:span><text:span text:style-name="T14">location of the resource, and consequently sets up beacon at the wrong spot. Will result in a large drop in number of foraged resources</text:span><text:span text:style-name="T21"> </text:span><text:span text:style-name="T22">(</text:span><text:span text:style-name="T23">E</text:span><text:span text:style-name="T22">).</text:span></text:p>
      <text:p text:style-name="P22"/>
      <text:p text:style-name="P23"><text:span text:style-name="T7">H3a:</text:span><text:span text:style-name="T28"> </text:span><text:span text:style-name="T6">Damaged robot may take longer to find </text:span><text:span text:style-name="T7">nest (e</text:span><text:span text:style-name="T10">2</text:span><text:span text:style-name="T7">).</text:span></text:p>
      <text:p text:style-name="P24"><text:span text:style-name="T7">H3b: </text:span><text:span text:style-name="T8">The robot will remain stuck in the </text:span><text:span text:style-name="T4">RETURN_NEST </text:span><text:span text:style-name="T8">state </text:span><text:span text:style-name="T10">(e1)</text:span><text:span text:style-name="T8">.</text:span><text:span text:style-name="T7"> <text:s/></text:span><text:s text:c="4"/></text:p>
      <text:p text:style-name="P25">H4: Swarm may take longer to find resources<text:span text:style-name="T27"> </text:span>to forage (<text:span text:style-name="T34">e2 – the beacon is no longer part of the foraging swarm</text:span>)</text:p>
      <text:p text:style-name="P19">H5. Damages robot is stationary (e<text:span text:style-name="T34">1</text:span>)</text:p>
      <text:p text:style-name="P20">H6: All sub-systems of the robot are shut down <text:s/>(e<text:span text:style-name="T34">1</text:span>)</text:p>
      <text:p text:style-name="P26">H1: Proximity sensor failure<text:span text:style-name="T24">. </text:span><text:s/><text:span text:style-name="T24">All 8 IR sensor readings set to 0.</text:span></text:p>
      <text:p text:style-name="P11">H2: Ground sensor <text:span text:style-name="T24">(IR sensors pointing down) </text:span>failure. <text:span text:style-name="T24">All 3 ground sensor readings set to 0.</text:span></text:p>
      <text:p text:style-name="P11">H3: Light sensor failure. <text:span text:style-name="T24">All 8 light sensor readings set to 0.</text:span></text:p>
      <text:p text:style-name="P11">H4: Range and bearing communication failure. <text:span text:style-name="T25">No range and bearing communication information sent or received by damaged robot. </text:span></text:p>
      <text:p text:style-name="P11">H5: Motor failure.</text:p>
      <text:p text:style-name="P14">H6: Complete robot failure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45:32.705998628</meta:creation-date>
    <dc:date>2015-04-13T18:06:05.556464832</dc:date>
    <meta:editing-duration>PT2H17M7S</meta:editing-duration>
    <meta:editing-cycles>39</meta:editing-cycles>
    <meta:generator>LibreOffice/4.2.7.2$Linux_x86 LibreOffice_project/420m0$Build-2</meta:generator>
    <meta:document-statistic meta:table-count="0" meta:image-count="0" meta:object-count="0" meta:page-count="3" meta:paragraph-count="35" meta:word-count="322" meta:character-count="2000" meta:non-whitespace-character-count="1650"/>
  </office:meta>
</office:document-meta>
</file>